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 table:number-rows-repeated="104815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3T07:20:55.016721840</dc:date>
    <meta:generator>LibreOffice/4.4.3.2$Linux_X86_64 LibreOffice_project/40m0$Build-2</meta:generator>
    <meta:editing-duration>P7DT6H50M26S</meta:editing-duration>
    <meta:editing-cycles>375</meta:editing-cycles>
    <meta:print-date>2015-07-22T08:30:52.452940411</meta:print-date>
    <meta:document-statistic meta:table-count="5" meta:cell-count="3236" meta:object-count="0"/>
  </office:meta>
</office:document-meta>
</file>